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20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0.239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ryptophyl-tyrosyl-methioninium (Tyr-Met)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Tryptophyl-tyrosyl-methioninium (Trp-Tyr)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5-imidazolinone (Ala-Gly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1'-histidyl-3'-tyrosine (His-Tyr)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Cyclopeptide (Gly-Asn)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Beta-methyllanthionine (Thr-Cys)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Lanthionine (Ser-Cys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2'-(S-cysteinyl)-histidine (Cys-His)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Isoglutamyl cysteine thioester (Cys-Gln)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Cysteinyl-selenocysteine (Cys-Sec)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Pyrroloquinoline quinone (Glu-Tyr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Cyclopeptide (Gly-Asp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Lysine tyrosylquinone (Lys-Tyr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Thiazole-4-carboxylic acid (Ser-Cys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3-(O4'-tyrosyl)-valine (Val-Tyr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3'-(S-cysteinyl)-tyrosine (Cys-Tyr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Beta-methyllanthionine (Cys-Thr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Isoaspartyl lysine isopeptide (Lys-Asn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Thiazole-4-carboxylic acid (Thr-Cy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3'-(S-cysteinyl)-tyrosine (Tyr-Cy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3-cysteinyl-aspartic acid (Cys-Asp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Pyridine-2,5-dicarboxylic acid (Ser-Cy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S-(2-aminovinyl)-D-cysteine (Ser-Cys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5-imidazolinone (Ser-Gly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Cyclopeptide (Ser-Asn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2-iminomethyl-5-imidazolinone (Gln-Gly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Lysinoalanine (Ser-Lys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Thiazole-4-carboxylic acid (Val-Cys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Thiazole-4-carboxylic acid (Gly-Cy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5-imidazolinone (Cys-Gly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5-methyloxazole-4-carboxylic acid (Cys- Th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4'-cysteinyl-tryptophylquinone (Cys-Trp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4-cysteinyl-glutamic acid (Cys-Glu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Oxazole-4-carboxylic acid (Gly-S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Cyclopeptide (Ile-Pr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Cyclopeptide (Ser-Gl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5-methyloxazoline-4-carboxylic acid (Ser- Th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Thiazole-4-carboxylic acid (Arg-Cy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Cyclopeptide (Lys-Asp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5-methylthiazole-4-carboxylic acid (Asn- Cy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Oxazole-4-carboxylic acid (Ile-Se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Oxazoline-4-carboxylic acid (Cys-Se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2'-cysteinyl-6'-hydroxytryptophan sulfoxide (Trp-Cy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Isoaspartyl cysteine isopeptide (Cys- Asn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2-iminomethyl-5-imidazolinone (Met-Gl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Thiazole-4-carboxylic acid (Ile-Cy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Isoglutamyl lysine isopeptide (Lys-Gln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2-cysteinyl-L-phenylalanine (Cys-Ph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Alanine isoaspartyl cyclopeptide (Ala- As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Cyclopeptide (Asn-Gl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2-tetrahydro-2-pyridyl-5-imidazolinone (Lys-Gl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N,N-(cysteine-1,S-diyl)phenylalanine (Cys-Ph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Cyclopeptide (Ala-Pro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Cyclopeptide (Pro-Ty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3-hydroxypyridine-2,5-dicarboxylic acid (Ser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Thiazole-4-carboxylic acid (Asn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Isoaspartyl lysine isopeptide (Lys-Asp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S-(2-aminovinyl)-3-methyl-D-cysteine (Thr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(4S)-thiazoline-4-carboxylic acid (Thr- 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5-(methoxymethyl)thiazole-4-carboxylic acid (Val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Proline 5-hydroxy-oxazole-4-carbothionic acid (Pro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3'-histidyl-3-tyrosine (His-Ty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Beta-methyllanthionine sulfoxide (Thr- 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2-cysteinyl-D-allo-threonine (Cys-Th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Isoaspartyl glycine isopeptide (Gly-As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5-imidazolinone (Asn-Gl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N,N-(cysteine-1,S-diyl)serine (Cys-S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Cyclopeptide (His-Asp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Thiazole-4-carboxylic acid (Glu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Cyclopeptide (Leu-Trp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Cyclopeptide (His-As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2-iminomethyl-5-imidazolinone (Glu-Gl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5-methyloxazole-4-carboxylic acid (Ser- Th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Isoglutamyl glycine isopeptide (Gly-Glu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5-amino-piperideine-2,5-dicarboxylic acid (Ser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2-(3-methylbutanoyl)-5-hydroxyoxazole-4- carbothionic acid (Leu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3-(S-cysteinyl)-tyrosine (Cys-Ty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Lanthionine (Cys-S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Cysteinyl-selenocysteine (Sec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Cyclopeptide (Ala-Il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2-cysteinyl-D-phenylalanine (Cys-Ph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(2-aminosuccinimidyl)acetic acid (Asp- Gl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Lysine tyrosylquinone (Tyr-L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5-imidazolinone (Lys-Gl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Cyclopeptide (Asp-As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Cyclopeptide (Pro-Me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Thiazoline-4-carboxylic acid (Phe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Cyclopeptide (Ala-Ar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Oxazole-4-carboxylic acid (Cys-S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Thiazole-4-carboxylic acid (Phe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50" meta:object-count="0"/>
    <meta:generator>LibreOffice/4.2.7.2$Linux_X86_64 LibreOffice_project/420m0$Build-2</meta:generator>
  </office:meta>
</office:document-meta>
</file>